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40F44F7E26FDE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2010000055600000300640F44F7E26FDE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4:52:11.727603874</meta:creation-date>
    <dc:date>2021-04-01T14:53:15.111033171</dc:date>
    <meta:editing-duration>PT1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